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Lohit Devanagari1" svg:font-family="'Lohit Devanagari'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Heading_20_2">
      <style:text-properties style:font-name="Times New Roman" style:font-name-asian="Times New Roman1" style:font-name-complex="Times New Roman1"/>
    </style:style>
    <style:style style:name="P3" style:family="paragraph" style:parent-style-name="Preformatted_20_Text">
      <style:text-properties style:font-name="Times New Roman" style:font-name-asian="Times New Roman1" style:font-name-complex="Times New Roman1"/>
    </style:style>
    <style:style style:name="P4" style:family="paragraph" style:parent-style-name="Preformatted_20_Text" style:list-style-name="L6">
      <style:text-properties style:font-name="Times New Roman" style:font-name-asian="Times New Roman1" style:font-name-complex="Times New Roman1"/>
    </style:style>
    <style:style style:name="P5" style:family="paragraph" style:parent-style-name="Standard" style:list-style-name="">
      <style:paragraph-properties fo:margin-top="0.1945in" fo:margin-bottom="0.1945in" loext:contextual-spacing="false"/>
      <style:text-properties fo:color="#2f5496" style:font-name="Calibri Light" fo:font-size="16pt" fo:language="en" fo:country="none" style:font-size-asian="16pt" style:font-size-complex="16pt"/>
    </style:style>
    <style:style style:name="P6" style:family="paragraph" style:parent-style-name="Standard" style:list-style-name="">
      <style:paragraph-properties fo:margin-top="0.1945in" fo:margin-bottom="0.1945in" loext:contextual-spacing="false"/>
      <style:text-properties style:font-name="Courier New" fo:font-size="10pt" style:font-name-asian="Times New Roman1" style:font-size-asian="10pt" style:font-name-complex="Courier New3" style:font-size-complex="10pt"/>
    </style:style>
    <style:style style:name="P7" style:family="paragraph" style:parent-style-name="Standard" style:list-style-name="">
      <style:paragraph-properties fo:margin-top="0.1945in" fo:margin-bottom="0.1945in" loext:contextual-spacing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text-properties style:font-name="Times New Roman" style:font-name-asian="Times New Roman1" style:font-name-complex="Times New Roman1"/>
    </style:style>
    <style:style style:name="P9" style:family="paragraph" style:parent-style-name="Standard" style:list-style-name="L2">
      <style:text-properties style:font-name="Times New Roman" style:font-name-asian="Times New Roman1" style:font-name-complex="Times New Roman1"/>
    </style:style>
    <style:style style:name="P10" style:family="paragraph" style:parent-style-name="Standard" style:list-style-name="L3">
      <style:text-properties style:font-name="Times New Roman" style:font-name-asian="Times New Roman1" style:font-name-complex="Times New Roman1"/>
    </style:style>
    <style:style style:name="P11" style:family="paragraph" style:parent-style-name="Standard" style:list-style-name="L4">
      <style:text-properties style:font-name="Times New Roman" style:font-name-asian="Times New Roman1" style:font-name-complex="Times New Roman1"/>
    </style:style>
    <style:style style:name="P12" style:family="paragraph" style:parent-style-name="Standard" style:list-style-name="L5">
      <style:text-properties style:font-name="Times New Roman" style:font-name-asian="Times New Roman1" style:font-name-complex="Times New Roman1"/>
    </style:style>
    <style:style style:name="P13" style:family="paragraph" style:parent-style-name="Standard" style:list-style-name="L6">
      <style:text-properties style:font-name="Times New Roman" style:font-name-asian="Times New Roman1" style:font-name-complex="Times New Roman1"/>
    </style:style>
    <style:style style:name="P14" style:family="paragraph" style:parent-style-name="Standard" style:list-style-name="L7">
      <style:text-properties style:font-name="Times New Roman" style:font-name-asian="Times New Roman1" style:font-name-complex="Times New Roman1"/>
    </style:style>
    <style:style style:name="P15" style:family="paragraph" style:parent-style-name="Heading_20_1" style:master-page-name="Standard">
      <style:paragraph-properties style:page-number="auto"/>
      <style:text-properties fo:language="en" fo:country="none"/>
    </style:style>
    <style:style style:name="P16" style:family="paragraph" style:parent-style-name="Heading_20_2">
      <style:text-properties style:font-name="Times New Roman" style:font-name-asian="Times New Roman1" style:font-name-complex="Times New Roman1"/>
    </style:style>
    <style:style style:name="P17" style:family="paragraph" style:parent-style-name="Heading_20_3">
      <style:text-properties style:font-name="Times New Roman" style:font-name-asian="Times New Roman1" style:font-name-complex="Times New Roman1"/>
    </style:style>
    <style:style style:name="P18" style:family="paragraph" style:parent-style-name="List_20_Paragraph" style:list-style-name="WWNum1"/>
    <style:style style:name="P19" style:family="paragraph" style:parent-style-name="List_20_Paragraph" style:list-style-name="WWNum1">
      <style:text-properties style:font-name="Courier New" fo:font-size="10pt" style:font-name-asian="Times New Roman1" style:font-size-asian="10pt" style:font-name-complex="Courier New3" style:font-size-complex="10pt"/>
    </style:style>
    <style:style style:name="P20" style:family="paragraph" style:parent-style-name="List_20_Paragraph" style:list-style-name="WWNum5">
      <style:text-properties style:font-name="Courier New" fo:font-size="10pt" style:font-name-asian="Times New Roman1" style:font-size-asian="10pt" style:font-name-complex="Courier New3" style:font-size-complex="10pt"/>
    </style:style>
    <style:style style:name="P21" style:family="paragraph" style:parent-style-name="List_20_Paragraph" style:list-style-name="L1"/>
    <style:style style:name="P22" style:family="paragraph" style:parent-style-name="List_20_Paragraph" style:list-style-name="WWNum2">
      <style:paragraph-properties fo:margin-top="0.1945in" fo:margin-bottom="0.1945in" loext:contextual-spacing="true"/>
      <style:text-properties style:font-name="Courier New" fo:font-size="10pt" style:font-name-asian="Times New Roman1" style:font-size-asian="10pt" style:font-name-complex="Courier New3" style:font-size-complex="10pt"/>
    </style:style>
    <style:style style:name="T1" style:family="text">
      <style:text-properties style:font-name="Courier New" fo:font-size="10pt" style:font-name-asian="Times New Roman1" style:font-size-asian="10pt" style:font-name-complex="Courier New3" style:font-size-complex="10pt"/>
    </style:style>
    <style:style style:name="T2" style:family="text">
      <style:text-properties fo:color="#1f3763"/>
    </style:style>
    <style:style style:name="T3" style:family="text">
      <style:text-properties fo:color="#1f3763" style:font-name="Calibri Light" fo:font-weight="normal" style:font-weight-asian="normal" style:font-weight-complex="normal"/>
    </style:style>
    <style:style style:name="T4" style:family="text">
      <style:text-properties fo:color="#1f3763" style:font-name="Calibri Light" fo:font-weight="normal" officeooo:rsid="0005ace7" style:font-weight-asian="normal" style:font-weight-complex="normal"/>
    </style:style>
    <style:style style:name="T5" style:family="text">
      <style:text-properties fo:color="#1f3763" style:font-name="Calibri Light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1f3763" style:font-name="Calibri Light" fo:font-size="12pt" fo:font-weight="normal" officeooo:rsid="0005ace7" style:font-size-asian="12pt" style:font-weight-asian="normal" style:font-size-complex="12pt" style:font-weight-complex="normal"/>
    </style:style>
    <style:style style:name="T7" style:family="text">
      <style:text-properties fo:color="#1f3763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1f3763" style:font-name="FreeMono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1f3763" style:font-name="Courier New1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1f3763" style:font-name="Courier New1" fo:font-weight="normal" style:font-weight-asian="normal" style:font-weight-complex="normal"/>
    </style:style>
    <style:style style:name="T11" style:family="text">
      <style:text-properties fo:color="#1f3763"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2" style:family="text">
      <style:text-properties fo:color="#1f3763" style:font-name="Times New Roman" fo:font-size="10pt" fo:font-weight="normal" officeooo:rsid="0008570a" style:font-name-asian="Times New Roman1" style:font-size-asian="10pt" style:font-weight-asian="normal" style:font-name-complex="Times New Roman1" style:font-size-complex="10pt" style:font-weight-complex="normal"/>
    </style:style>
    <style:style style:name="T13" style:family="text">
      <style:text-properties style:font-name="FreeMono"/>
    </style:style>
    <style:style style:name="T14" style:family="text">
      <style:text-properties style:font-name="Courier New1"/>
    </style:style>
    <style:style style:name="T15" style:family="text">
      <style:text-properties style:font-name="Courier New1" fo:font-size="10pt" style:font-size-asian="10pt" style:font-size-complex="10pt"/>
    </style:style>
    <style:style style:name="T16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use-window-font-color="true" style:font-name="Courier New1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use-window-font-color="true" style:font-name="Courier New1" fo:font-size="10pt" style:font-size-asian="10pt" style:font-size-complex="10pt"/>
    </style:style>
    <style:style style:name="T20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Installing the Gentoo installation files </text:h>
      <text:list xml:id="list280768458" text:style-name="WWNum1">
        <text:list-item>
          <text:p text:style-name="P19">ntpd -q -g</text:p>
        </text:list-item>
        <text:list-item>
          <text:p text:style-name="P19">cd /mnt/Gentoo</text:p>
        </text:list-item>
        <text:list-item>
          <text:p text:style-name="P18"><text:span text:style-name="T1">links </text:span><text:a xlink:type="simple" xlink:href="https://www.gentoo.org/downloads/mirrors/" text:style-name="ListLabel_20_16" text:visited-style-name="ListLabel_20_16"><text:span text:style-name="Internet_20_link"><text:span text:style-name="T1">https://www.gentoo.org/downloads/mirrors/</text:span></text:span></text:a></text:p>
        </text:list-item>
        <text:list-item>
          <text:p text:style-name="P19">tar xpvf stage3-*.tar.bz2 --xattrs-include='*.*' --numeric-owner</text:p>
        </text:list-item>
        <text:list-item>
          <text:p text:style-name="P19">nano -w /mnt/gentoo/etc/portage/make.conf</text:p>
        </text:list-item>
      </text:list>
      <text:p text:style-name="P1"/>
      <text:h text:style-name="P5" text:outline-level="2">Chrooting<text:bookmark text:name="_GoBack"/></text:h>
      <text:list xml:id="list3483304393" text:style-name="WWNum2">
        <text:list-item>
          <text:h text:style-name="P22" text:outline-level="2">mirrorselect -i -o &gt;&gt; /mnt/gentoo/etc/portage/make.conf</text:h>
        </text:list-item>
      </text:list>
      <text:list xml:id="list4270680983" text:style-name="WWNum5">
        <text:list-item>
          <text:p text:style-name="P20">mkdir --parents /mnt/gentoo/etc/portage/repos.conf</text:p>
        </text:list-item>
        <text:list-item>
          <text:p text:style-name="P20">cp /mnt/gentoo/usr/share/portage/config/repos.conf /mnt/gentoo/etc/portage/repos.conf/gentoo.conf</text:p>
        </text:list-item>
        <text:list-item>
          <text:p text:style-name="P20">cp --dereference /etc/resolv.conf /mnt/gentoo/etc/</text:p>
        </text:list-item>
        <text:list-item>
          <text:p text:style-name="P20">mount --types proc /proc /mnt/gentoo/proc </text:p>
        </text:list-item>
        <text:list-item>
          <text:p text:style-name="P20">mount --rbind /sys /mnt/gentoo/sys </text:p>
        </text:list-item>
        <text:list-item>
          <text:p text:style-name="P20">mount --make-rslave /mnt/gentoo/sys </text:p>
        </text:list-item>
        <text:list-item>
          <text:p text:style-name="P20">mount --rbind /dev /mnt/gentoo/dev </text:p>
        </text:list-item>
        <text:list-item>
          <text:p text:style-name="P20">mount --make-rslave /mnt/gentoo/dev </text:p>
        </text:list-item>
        <text:list-item>
          <text:p text:style-name="P20">chroot /mnt/gentoo /bin/bash </text:p>
        </text:list-item>
        <text:list-item>
          <text:p text:style-name="P20">source /etc/profile </text:p>
        </text:list-item>
      </text:list>
      <text:p text:style-name="P1"/>
      <text:h text:style-name="Heading_20_3" text:outline-level="3"><text:span text:style-name="mw-headline">Mounting the boot partition</text:span></text:h>
      <text:list xml:id="list211741055057816" text:continue-numbering="true" text:style-name="WWNum5">
        <text:list-item>
          <text:p text:style-name="P20">mount /dev/sda2 /boot</text:p>
        </text:list-item>
        <text:list-item>
          <text:p text:style-name="P20">emerge-webrsync</text:p>
        </text:list-item>
      </text:list>
      <text:p text:style-name="P1"/>
      <text:h text:style-name="Heading_20_3" text:outline-level="3"><text:span text:style-name="mw-headline">Choosing the right profile (init system is OpenRC)</text:span></text:h>
      <text:list xml:id="list211740948263039" text:continue-numbering="true" text:style-name="WWNum5">
        <text:list-item>
          <text:p text:style-name="P20">eselect profile list</text:p>
        </text:list-item>
        <text:list-item>
          <text:p text:style-name="P20">eselect profile set 2</text:p>
        </text:list-item>
      </text:list>
      <text:p text:style-name="P1"/>
      <text:h text:style-name="Heading_20_3" text:outline-level="3"><text:span text:style-name="mw-headline">Updating the @world set</text:span></text:h>
      <text:list xml:id="list211740288239031" text:continue-numbering="true" text:style-name="WWNum5">
        <text:list-item>
          <text:p text:style-name="P20">emerge --ask --verbose --update --deep --newuse @world</text:p>
        </text:list-item>
      </text:list>
      <text:p text:style-name="P1"/>
      <text:h text:style-name="Heading_20_3" text:outline-level="3"><text:span text:style-name="mw-headline">Timezone</text:span></text:h>
      <text:list xml:id="list211739551298958" text:continue-numbering="true" text:style-name="WWNum5">
        <text:list-item>
          <text:p text:style-name="P20">echo "America/Los_Angeles" &gt; /etc/timezone</text:p>
        </text:list-item>
        <text:list-item>
          <text:p text:style-name="P20">emerge --config sys-libs/timezone-data</text:p>
        </text:list-item>
        <text:list-item>
          <text:p text:style-name="P20">nano -w /etc/locale.gen</text:p>
        </text:list-item>
        <text:list-item>
          <text:p text:style-name="P20">locale-gen</text:p>
        </text:list-item>
        <text:list-item>
          <text:p text:style-name="P20">nano /etc/env.d/02locale</text:p>
        </text:list-item>
      </text:list>
      <text:p text:style-name="P1"/>
      <text:p text:style-name="P1"/>
      <text:h text:style-name="P2" text:outline-level="2"><text:bookmark text:name="Installing_the_sources"/><text:span text:style-name="mw-headline"><text:span text:style-name="T5">Installing the sources </text:span></text:span><text:span text:style-name="mw-headline"><text:span text:style-name="T6">(kernel)</text:span></text:span></text:h>
      <text:list xml:id="list2730422874" text:style-name="L1">
        <text:list-item>
          <text:p text:style-name="P21"><text:span text:style-name="Source_20_Text"><text:span text:style-name="T15">emerge --ask sys-kernel/gentoo-sources</text:span></text:span></text:p>
        </text:list-item>
        <text:list-item>
          <text:p text:style-name="P21"><text:span text:style-name="Source_20_Text"><text:span text:style-name="T19">emerge --ask sys-apps/pciutils</text:span></text:span></text:p>
        </text:list-item>
        <text:list-item>
          <text:p text:style-name="P21"><text:span text:style-name="Source_20_Text"><text:span text:style-name="T18">cd /usr/src/linux </text:span></text:span></text:p>
        </text:list-item>
        <text:list-item>
          <text:p text:style-name="P21"><text:span text:style-name="Source_20_Text"><text:span text:style-name="T18">make menuconfig</text:span></text:span></text:p>
        </text:list-item>
        <text:list-item>
          <text:p text:style-name="P21"><text:soft-page-break/><text:span text:style-name="Source_20_Text"><text:span text:style-name="T18">make &amp;&amp; make modules_install</text:span></text:span></text:p>
        </text:list-item>
        <text:list-item>
          <text:p text:style-name="P21"><text:span text:style-name="Source_20_Text"><text:span text:style-name="T18">make install</text:span></text:span></text:p>
        </text:list-item>
      </text:list>
      <text:p text:style-name="P1"/>
      <text:p text:style-name="P1"/>
      <text:h text:style-name="P17" text:outline-level="3"><text:bookmark text:name="Optional:_Building_an_initramfs"/>Optional: Building an initramfs</text:h>
      <text:list xml:id="list3147538953" text:style-name="L2">
        <text:list-item>
          <text:p text:style-name="P9"><text:span text:style-name="Source_20_Text"><text:span text:style-name="T18">emerge --ask sys-kernel/genkernel</text:span></text:span></text:p>
        </text:list-item>
        <text:list-item>
          <text:p text:style-name="P9"><text:span text:style-name="Source_20_Text"><text:span text:style-name="T18">genkernel --lvm --install initramfs</text:span></text:span></text:p>
        </text:list-item>
      </text:list>
      <text:h text:style-name="P2" text:outline-level="2"><text:bookmark text:name="Kernel_modules"/><text:span text:style-name="mw-headline"><text:span text:style-name="T6">Kernel modules (if needed)</text:span></text:span></text:h>
      <text:list xml:id="list2145515366" text:style-name="L3">
        <text:list-item>
          <text:p text:style-name="P10"><text:span text:style-name="Source_20_Text"><text:span text:style-name="T18">find /lib/modules/&lt;kernel version&gt;/ -type f -iname '*.o' -or -iname '*.ko' | less</text:span></text:span></text:p>
        </text:list-item>
        <text:list-item>
          <text:p text:style-name="P10"><text:span text:style-name="Source_20_Text"><text:span text:style-name="T18">mkdir -p /etc/modules-load.d </text:span></text:span></text:p>
        </text:list-item>
        <text:list-item>
          <text:p text:style-name="P10"><text:span text:style-name="Source_20_Text"><text:span text:style-name="T18">nano -w /etc/modules-load.d/network.conf </text:span></text:span></text:p>
        </text:list-item>
      </text:list>
      <text:p text:style-name="P1"><text:span text:style-name="Source_20_Text"><text:span text:style-name="T18"/></text:span></text:p>
      <text:h text:style-name="P17" text:outline-level="3"><text:bookmark text:name="Optional:_Installing_firmware"/><text:span text:style-name="mw-headline"><text:span text:style-name="T6">Installing firmware</text:span></text:span></text:h>
      <text:list xml:id="list3180022852" text:style-name="L4">
        <text:list-item>
          <text:p text:style-name="P11"><text:span text:style-name="Source_20_Text"><text:span text:style-name="T18">emerge --ask sys-kernel/linux-firmware</text:span></text:span></text:p>
        </text:list-item>
      </text:list>
      <text:p text:style-name="P1"><text:span text:style-name="Source_20_Text"><text:span text:style-name="T9"/></text:span></text:p>
      <text:p text:style-name="P1"/>
      <text:h text:style-name="P17" text:outline-level="3"><text:bookmark text:name="Creating_the_fstab_file"/><text:span text:style-name="mw-headline"><text:span text:style-name="T6">fstab file</text:span></text:span></text:h>
      <text:list xml:id="list2815273554" text:style-name="L6">
        <text:list-item>
          <text:p text:style-name="P13"><text:span text:style-name="Source_20_Text"><text:span text:style-name="T18">nano -w /etc/fstab</text:span></text:span></text:p>
        </text:list-item>
        <text:list-item>
          <text:p text:style-name="P4"><text:span text:style-name="Source_20_Text"><text:span text:style-name="T18">/dev/sda2 <text:s text:c="2"/>/boot <text:s text:c="4"/>ext2 <text:s text:c="3"/>defaults <text:s text:c="7"/>0 2</text:span></text:span></text:p>
        </text:list-item>
      </text:list>
      <text:p text:style-name="P1"><text:span text:style-name="Source_20_Text"><text:span text:style-name="T18"/></text:span></text:p>
      <text:h text:style-name="P17" text:outline-level="3"><text:bookmark text:name="Configuring_the_network"/><text:span text:style-name="mw-headline"><text:span text:style-name="T6">Configuring the network</text:span></text:span></text:h>
      <text:list xml:id="list1316913412" text:style-name="L7">
        <text:list-item>
          <text:p text:style-name="P14"><text:span text:style-name="Source_20_Text"><text:span text:style-name="T18">emerge --ask --noreplace net-misc/netifrc</text:span></text:span></text:p>
        </text:list-item>
        <text:list-item>
          <text:p text:style-name="P14"><text:span text:style-name="Source_20_Text"><text:span text:style-name="T18">nano -w /etc/conf.d/net</text:span></text:span></text:p>
        </text:list-item>
      </text:list>
      <text:p text:style-name="P1"><text:span text:style-name="Source_20_Text"><text:span text:style-name="T18"/></text:span></text:p>
      <text:h text:style-name="P17" text:outline-level="3"><text:bookmark text:name="Automatically_start_networking_at_boot"/><text:span text:style-name="mw-headline"><text:span text:style-name="T6">Automatically start networking at boot</text:span></text:span></text:h>
      <text:list xml:id="list1113398801" text:style-name="L5">
        <text:list-item>
          <text:p text:style-name="P12"><text:span text:style-name="Source_20_Text"><text:span text:style-name="T18">cd /etc/init.d </text:span></text:span></text:p>
        </text:list-item>
        <text:list-item>
          <text:p text:style-name="P12"><text:span text:style-name="Source_20_Text"><text:span text:style-name="T18">ln -s net.lo net.eth0 </text:span></text:span></text:p>
        </text:list-item>
        <text:list-item>
          <text:p text:style-name="P12"><text:span text:style-name="Source_20_Text"><text:span text:style-name="T18">rc-update add net.eth0 default</text:span></text:span></text:p>
        </text:list-item>
      </text:list>
      <text:p text:style-name="P1"/>
      <text:p text:style-name="P1"/>
      <text:h text:style-name="P17" text:outline-level="3"><text:bookmark text:name="The_hosts_file"/><text:span text:style-name="mw-headline"><text:span text:style-name="T6">The hosts file</text:span></text:span></text:h>
      <text:p text:style-name="P3"><text:span text:style-name="Source_20_Text"><text:span text:style-name="T18">127.0.0.1 <text:s text:c="4"/>tux.homenetwork tux localhost</text:span></text:span></text:p>
      <text:p text:style-name="P1"/>
      <text:h text:style-name="P6" text:outline-level="2"/>
      <text:h text:style-name="P7" text:outline-level="2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Lohit Devanagari1" svg:font-family="'Lohit Devanagari'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mw-headlin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" style:display-name="ListLabel 1" style:family="text">
      <style:text-properties style:font-name-complex="Courier New3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3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3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3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3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3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3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3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3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3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3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3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3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3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2</meta:editing-cycles>
    <meta:creation-date>2019-10-24T17:45:00</meta:creation-date>
    <dc:date>2019-10-24T21:17:39.387764505</dc:date>
    <meta:editing-duration>PT39M49S</meta:editing-duration>
    <meta:generator>LibreOffice/6.2.7.1$Linux_X86_64 LibreOffice_project/20$Build-1</meta:generator>
    <meta:document-statistic meta:table-count="0" meta:image-count="0" meta:object-count="0" meta:page-count="2" meta:paragraph-count="60" meta:word-count="277" meta:character-count="1963" meta:non-whitespace-character-count="17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